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marc_tag_structure" table:print="false">
        <table:table-row>
          <table:table-cell office:value-type="string" office:value="tagfield">
            <text:p>tag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important">
            <text:p>important</text:p>
          </table:table-cell>
          <table:table-cell office:value-type="string" office:value="authorised_value">
            <text:p>authorised_value</text:p>
          </table:table-cell>
          <table:table-cell office:value-type="string" office:value="ind1_defaultvalue">
            <text:p>ind1_defaultvalue</text:p>
          </table:table-cell>
          <table:table-cell office:value-type="string" office:value="ind2_defaultvalue">
            <text:p>ind2_defaultvalue</text:p>
          </table:table-cell>
          <table:table-cell office:value-type="string" office:value="frameworkcode">
            <text:p>frameworkcode</text:p>
          </table:table-cell>
        </table:table-row>
        <table:table-row>
          <table:table-cell office:value-type="string" office:value="000">
            <text:p>000</text:p>
          </table:table-cell>
          <table:table-cell office:value-type="string" office:value="Satzkennung">
            <text:p>Satzkennung</text:p>
          </table:table-cell>
          <table:table-cell office:value-type="string" office:value="Satzkennung">
            <text:p>Satzkennu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08">
            <text:p>008</text:p>
          </table:table-cell>
          <table:table-cell office:value-type="string" office:value="Feld mit fester Länge zur physischen Beschreibung - Allgemeine Angaben">
            <text:p>Feld mit fester Länge zur physischen Beschreibung - Allgemeine Angaben</text:p>
          </table:table-cell>
          <table:table-cell office:value-type="string" office:value="Feld mit fester Länge zur physischen Beschreibung - Allgemeine Angaben">
            <text:p>Feld mit fester Länge zur physischen Beschreibung - Allgemeine Angab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Kontrollnummer der Library of Congress">
            <text:p>Kontrollnummer der Library of Congress</text:p>
          </table:table-cell>
          <table:table-cell office:value-type="string" office:value="Kontrollnummer der Library of Congress">
            <text:p>Kontrollnummer der Library of Congres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Internationale Standardseriennummer">
            <text:p>Internationale Standardseriennummer</text:p>
          </table:table-cell>
          <table:table-cell office:value-type="string" office:value="Internationale Standardseriennummer">
            <text:p>Internationale Standardserien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41">
            <text:p>041</text:p>
          </table:table-cell>
          <table:table-cell office:value-type="string" office:value="Sprachcode">
            <text:p>Sprachcode</text:p>
          </table:table-cell>
          <table:table-cell office:value-type="string" office:value="Sprache">
            <text:p>Spra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Signatur der Library of Congress">
            <text:p>Signatur der Library of Congress</text:p>
          </table:table-cell>
          <table:table-cell office:value-type="string" office:value="Signatur der Library of Congress">
            <text:p>Signatur der Library of Congre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Notation nach der Dewey Decimal Classification">
            <text:p>Notation nach der Dewey Decimal Classification</text:p>
          </table:table-cell>
          <table:table-cell office:value-type="string" office:value="Notation nach der Dewey Decimal Classification">
            <text:p>Notation nach der Dewey Decimal Classific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LOCALLY ASSIGNED LC-TYPE CALL NUMBER (OCLC); LOCAL CALL NUMBER (RLIN)">
            <text:p>LOCALLY ASSIGNED LC-TYPE CALL NUMBER (OCLC); LOCAL CALL NUMBER (RLIN)</text:p>
          </table:table-cell>
          <table:table-cell office:value-type="string" office:value="LOCALLY ASSIGNED LC-TYPE CALL NUMBER (OCLC); LOCAL CALL NUMBER (RLIN)">
            <text:p>LOCALLY ASSIGNED LC-TYPE CALL NUMBER (OCLC); LOCAL CALL NUMBER (RLIN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099">
            <text:p>099</text:p>
          </table:table-cell>
          <table:table-cell office:value-type="string" office:value="LOCAL FREE-TEXT CALL NUMBER (OCLC)">
            <text:p>LOCAL FREE-TEXT CALL NUMBER (OCLC)</text:p>
          </table:table-cell>
          <table:table-cell office:value-type="string" office:value="LOCAL FREE-TEXT CALL NUMBER (OCLC)">
            <text:p>LOCAL FREE-TEXT CALL NUMBER (OCLC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Haupteintragung - Personenname">
            <text:p>Haupteintragung - Personenname</text:p>
          </table:table-cell>
          <table:table-cell office:value-type="string" office:value="Haupteintragung - Personenname">
            <text:p>Haupteintragung - Personennam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Titel">
            <text:p>Titel</text:p>
          </table:table-cell>
          <table:table-cell office:value-type="string" office:value="Titel">
            <text:p>Tit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Ausgabebezeichnung">
            <text:p>Ausgabebezeichnung</text:p>
          </table:table-cell>
          <table:table-cell office:value-type="string" office:value="Ausgabebezeichnung">
            <text:p>Ausgabebezeichn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Publikation, Vertrieb usw.">
            <text:p>Publikation, Vertrieb usw.</text:p>
          </table:table-cell>
          <table:table-cell office:value-type="string" office:value="Publikation, Vertrieb usw.">
            <text:p>Publikation, Vertrieb usw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Physische Beschreibung">
            <text:p>Physische Beschreibung</text:p>
          </table:table-cell>
          <table:table-cell office:value-type="string" office:value="Physische Beschreibung">
            <text:p>Physische Beschreib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337">
            <text:p>337</text:p>
          </table:table-cell>
          <table:table-cell office:value-type="string" office:value="Medientyp">
            <text:p>Medientyp</text:p>
          </table:table-cell>
          <table:table-cell office:value-type="string" office:value="Medientyp">
            <text:p>Medienty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Allgemeine Fußnote">
            <text:p>Allgemeine Fußnote</text:p>
          </table:table-cell>
          <table:table-cell office:value-type="string" office:value="Allgemeine Fußnote">
            <text:p>Allgemeine Fußno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Zusätzliche Felder (Koha)">
            <text:p>Zusätzliche Felder (Koha)</text:p>
          </table:table-cell>
          <table:table-cell office:value-type="string" office:value="Zusätzliche Felder (Koha)">
            <text:p>Zusätzliche Felder (Koha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Standort- und Exemplarinformationen (KOHA)">
            <text:p>Standort- und Exemplarinformationen (KOHA)</text:p>
          </table:table-cell>
          <table:table-cell office:value-type="string" office:value="Standort- und Exemplarinformationen (KOHA)">
            <text:p>Standort- und Exemplarinformationen (KOHA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  <table:table-row>
          <table:table-cell office:value-type="string" office:value="999">
            <text:p>999</text:p>
          </table:table-cell>
          <table:table-cell office:value-type="string" office:value="Systemkontrollnummern (Koha)">
            <text:p>Systemkontrollnummern (Koha)</text:p>
          </table:table-cell>
          <table:table-cell office:value-type="string" office:value="Systemkontrollnummern (Koha)">
            <text:p>Systemkontrollnummern (Koha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SCHB">
            <text:p>SCHB</text:p>
          </table:table-cell>
        </table:table-row>
      </table:table>
      <table:table table:name="marc_subfield_structure" table:print="false">
        <table:table-row>
          <table:table-cell office:value-type="string" office:value="tagfield">
            <text:p>tagfield</text:p>
          </table:table-cell>
          <table:table-cell office:value-type="string" office:value="tagsubfield">
            <text:p>tagsub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important">
            <text:p>important</text:p>
          </table:table-cell>
          <table:table-cell office:value-type="string" office:value="kohafield">
            <text:p>kohafield</text:p>
          </table:table-cell>
          <table:table-cell office:value-type="string" office:value="tab">
            <text:p>tab</text:p>
          </table:table-cell>
          <table:table-cell office:value-type="string" office:value="authorised_value">
            <text:p>authorised_value</text:p>
          </table:table-cell>
          <table:table-cell office:value-type="string" office:value="authtypecode">
            <text:p>authtypecode</text:p>
          </table:table-cell>
          <table:table-cell office:value-type="string" office:value="value_builder">
            <text:p>value_builder</text:p>
          </table:table-cell>
          <table:table-cell office:value-type="string" office:value="isurl">
            <text:p>isurl</text:p>
          </table:table-cell>
          <table:table-cell office:value-type="string" office:value="hidden">
            <text:p>hidden</text:p>
          </table:table-cell>
          <table:table-cell office:value-type="string" office:value="frameworkcode">
            <text:p>frameworkcode</text:p>
          </table:table-cell>
          <table:table-cell office:value-type="string" office:value="seealso">
            <text:p>seealso</text:p>
          </table:table-cell>
          <table:table-cell office:value-type="string" office:value="link">
            <text:p>link</text:p>
          </table:table-cell>
          <table:table-cell office:value-type="string" office:value="defaultvalue">
            <text:p>defaultvalue</text:p>
          </table:table-cell>
          <table:table-cell office:value-type="string" office:value="maxlength">
            <text:p>maxlength</text:p>
          </table:table-cell>
        </table:table-row>
        <table:table-row>
          <table:table-cell office:value-type="string" office:value="000">
            <text:p>000</text:p>
          </table:table-cell>
          <table:table-cell office:value-type="string" office:value="@">
            <text:p>@</text:p>
          </table:table-cell>
          <table:table-cell office:value-type="string" office:value="Kontrollfeld mit fester Länge">
            <text:p>Kontrollfeld mit fester Länge</text:p>
          </table:table-cell>
          <table:table-cell office:value-type="string" office:value="Kontrollfeld mit fester Länge">
            <text:p>Kontrollfeld mit fester Län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leader.pl">
            <text:p>marc21_leader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8">
            <text:p>008</text:p>
          </table:table-cell>
          <table:table-cell office:value-type="string" office:value="@">
            <text:p>@</text:p>
          </table:table-cell>
          <table:table-cell office:value-type="string" office:value="Kontrollfeld mit fester Länge">
            <text:p>Kontrollfeld mit fester Länge</text:p>
          </table:table-cell>
          <table:table-cell office:value-type="string" office:value="Kontrollfeld mit fester Länge">
            <text:p>Kontrollfeld mit fester Län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8.pl">
            <text:p>marc21_field_008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a">
            <text:p>a</text:p>
          </table:table-cell>
          <table:table-cell office:value-type="string" office:value="LC-Kontrollnummer">
            <text:p>LC-Kontrollnummer</text:p>
          </table:table-cell>
          <table:table-cell office:value-type="string" office:value="LC-Kontrollnummer">
            <text:p>LC-Kontroll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lccn">
            <text:p>biblioitems.lccn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b">
            <text:p>b</text:p>
          </table:table-cell>
          <table:table-cell office:value-type="string" office:value="NUCMC-Kontrollnummer">
            <text:p>NUCMC-Kontrollnummer</text:p>
          </table:table-cell>
          <table:table-cell office:value-type="string" office:value="NUCMC-Kontrollnummer">
            <text:p>NUCMC-Kontroll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z">
            <text:p>z</text:p>
          </table:table-cell>
          <table:table-cell office:value-type="string" office:value="Gelöschte/ungültige LC-Kontrollnummer">
            <text:p>Gelöschte/ungültige LC-Kontrollnummer</text:p>
          </table:table-cell>
          <table:table-cell office:value-type="string" office:value="Gelöschte/ungültige LC-Kontrollnummer">
            <text:p>Gelöschte/ungültige LC-Kontroll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a">
            <text:p>a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string" office:value="Internationale Standardbuchnummer">
            <text:p>Internationale Standardbuch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isbn">
            <text:p>biblioitems.isbn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c">
            <text:p>c</text:p>
          </table:table-cell>
          <table:table-cell office:value-type="string" office:value="Bezugsbedingungen">
            <text:p>Bezugsbedingungen</text:p>
          </table:table-cell>
          <table:table-cell office:value-type="string" office:value="Bezugsbedingungen">
            <text:p>Bezugsbedingung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q">
            <text:p>q</text:p>
          </table:table-cell>
          <table:table-cell office:value-type="string" office:value="Nähere Angaben">
            <text:p>Nähere Angaben</text:p>
          </table:table-cell>
          <table:table-cell office:value-type="string" office:value="Nähere Angaben">
            <text:p>Nähere Angab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0">
            <text:p>020</text:p>
          </table:table-cell>
          <table:table-cell office:value-type="string" office:value="z">
            <text:p>z</text:p>
          </table:table-cell>
          <table:table-cell office:value-type="string" office:value="Gelöschte/ungültige ISBN">
            <text:p>Gelöschte/ungültige ISBN</text:p>
          </table:table-cell>
          <table:table-cell office:value-type="string" office:value="Gelöschte/ungültige ISBN">
            <text:p>Gelöschte/ungültige ISB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2">
            <text:p>2</text:p>
          </table:table-cell>
          <table:table-cell office:value-type="string" office:value="Quelle">
            <text:p>Quelle</text:p>
          </table:table-cell>
          <table:table-cell office:value-type="string" office:value="Quelle">
            <text:p>Quel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a">
            <text:p>a</text:p>
          </table:table-cell>
          <table:table-cell office:value-type="string" office:value="Internationale Standardseriennummer">
            <text:p>Internationale Standardseriennummer</text:p>
          </table:table-cell>
          <table:table-cell office:value-type="string" office:value="Internationale Standardseriennummer">
            <text:p>Internationale Standardserien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issn">
            <text:p>biblioitems.issn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l">
            <text:p>l</text:p>
          </table:table-cell>
          <table:table-cell office:value-type="string" office:value="ISSN-L">
            <text:p>ISSN-L</text:p>
          </table:table-cell>
          <table:table-cell office:value-type="string" office:value="ISSN-L">
            <text:p>ISSN-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m">
            <text:p>m</text:p>
          </table:table-cell>
          <table:table-cell office:value-type="string" office:value="Gelöschte ISSN-L">
            <text:p>Gelöschte ISSN-L</text:p>
          </table:table-cell>
          <table:table-cell office:value-type="string" office:value="Gelöschte ISSN-L">
            <text:p>Gelöschte ISSN-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y">
            <text:p>y</text:p>
          </table:table-cell>
          <table:table-cell office:value-type="string" office:value="Falsche ISSN">
            <text:p>Falsche ISSN</text:p>
          </table:table-cell>
          <table:table-cell office:value-type="string" office:value="Falsche ISSN">
            <text:p>Falsche ISS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22">
            <text:p>022</text:p>
          </table:table-cell>
          <table:table-cell office:value-type="string" office:value="z">
            <text:p>z</text:p>
          </table:table-cell>
          <table:table-cell office:value-type="string" office:value="Gelöschte ISSN">
            <text:p>Gelöschte ISSN</text:p>
          </table:table-cell>
          <table:table-cell office:value-type="string" office:value="Gelöschte ISSN">
            <text:p>Gelöschte ISS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41">
            <text:p>041</text:p>
          </table:table-cell>
          <table:table-cell office:value-type="string" office:value="a">
            <text:p>a</text:p>
          </table:table-cell>
          <table:table-cell office:value-type="string" office:value="Sprachcode des Textes">
            <text:p>Sprachcode des Textes</text:p>
          </table:table-cell>
          <table:table-cell office:value-type="string" office:value="Sprache">
            <text:p>Sprach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0">
            <text:p>0</text:p>
          </table:table-cell>
          <table:table-cell office:value-type="string" office:value="IDN des Normdatensatzes oder Standardnummer">
            <text:p>IDN des Normdatensatzes oder Standardnummer</text:p>
          </table:table-cell>
          <table:table-cell office:value-type="string" office:value="IDN des Normdatensatzes oder Standardnummer">
            <text:p>IDN des Normdatensatzes oder Standard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1">
            <text:p>1</text:p>
          </table:table-cell>
          <table:table-cell office:value-type="string" office:value="URI des Realweltobjects">
            <text:p>URI des Realweltobjects</text:p>
          </table:table-cell>
          <table:table-cell office:value-type="string" office:value="URI des Realweltobjects">
            <text:p>URI des Realweltobje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a">
            <text:p>a</text:p>
          </table:table-cell>
          <table:table-cell office:value-type="string" office:value="Notation">
            <text:p>Notation</text:p>
          </table:table-cell>
          <table:table-cell office:value-type="string" office:value="Notation">
            <text:p>No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b">
            <text:p>b</text:p>
          </table:table-cell>
          <table:table-cell office:value-type="string" office:value="Exemplarnummer">
            <text:p>Exemplarnummer</text:p>
          </table:table-cell>
          <table:table-cell office:value-type="string" office:value="Exemplarnummer">
            <text:p>Exemplar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50">
            <text:p>050</text:p>
          </table:table-cell>
          <table:table-cell office:value-type="string" office:value="d">
            <text:p>d</text:p>
          </table:table-cell>
          <table:table-cell office:value-type="string" office:value="Supplementary class number (MU) [OBSOLETE]">
            <text:p>Supplementary class number (MU) [OBSOLETE]</text:p>
          </table:table-cell>
          <table:table-cell office:value-type="string" office:value="Supplementary class number (MU) [OBSOLETE]">
            <text:p>Supplementary class number (MU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2">
            <text:p>2</text:p>
          </table:table-cell>
          <table:table-cell office:value-type="string" office:value="Ausgabenummer">
            <text:p>Ausgabenummer</text:p>
          </table:table-cell>
          <table:table-cell office:value-type="string" office:value="Ausgabenummer">
            <text:p>Ausgabe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a">
            <text:p>a</text:p>
          </table:table-cell>
          <table:table-cell office:value-type="string" office:value="Notation">
            <text:p>Notation</text:p>
          </table:table-cell>
          <table:table-cell office:value-type="string" office:value="Notation">
            <text:p>No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b">
            <text:p>b</text:p>
          </table:table-cell>
          <table:table-cell office:value-type="string" office:value="Exemplarnummer">
            <text:p>Exemplarnummer</text:p>
          </table:table-cell>
          <table:table-cell office:value-type="string" office:value="Exemplarnummer">
            <text:p>Exemplar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m">
            <text:p>m</text:p>
          </table:table-cell>
          <table:table-cell office:value-type="string" office:value="Notation aus dem regulärem oder otionalem Teil der Ausgabe">
            <text:p>Notation aus dem regulärem oder otionalem Teil der Ausgabe</text:p>
          </table:table-cell>
          <table:table-cell office:value-type="string" office:value="Notation aus dem regulärem oder otionalem Teil der Ausgabe">
            <text:p>Notation aus dem regulärem oder otionalem Teil der Ausgab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82">
            <text:p>082</text:p>
          </table:table-cell>
          <table:table-cell office:value-type="string" office:value="q">
            <text:p>q</text:p>
          </table:table-cell>
          <table:table-cell office:value-type="string" office:value="Zuweisende Stelle">
            <text:p>Zuweisende Stelle</text:p>
          </table:table-cell>
          <table:table-cell office:value-type="string" office:value="Zuweisende Stelle">
            <text:p>Zuweisende Stel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a">
            <text:p>a</text:p>
          </table:table-cell>
          <table:table-cell office:value-type="string" office:value="Notation (OCLC) (R) ; Notation, CALL (RLIN) (NR)">
            <text:p>Notation (OCLC) (R) ; Notation, CALL (RLIN) (NR)</text:p>
          </table:table-cell>
          <table:table-cell office:value-type="string" office:value="Notation (OCLC) (R) ; Notation, CALL (RLIN) (NR)">
            <text:p>Notation (OCLC) (R) ; Notation, CALL (RLIN) (NR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b">
            <text:p>b</text:p>
          </table:table-cell>
          <table:table-cell office:value-type="string" office:value="Local cutter number (OCLC) ; Book number/undivided call number, CALL (RLIN)">
            <text:p>Local cutter number (OCLC) ; Book number/undivided call number, CALL (RLIN)</text:p>
          </table:table-cell>
          <table:table-cell office:value-type="string" office:value="Local cutter number (OCLC) ; Book number/undivided call number, CALL (RLIN)">
            <text:p>Local cutter number (OCLC) ; Book number/undivided call number, CALL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e">
            <text:p>e</text:p>
          </table:table-cell>
          <table:table-cell office:value-type="string" office:value="Feature heading (OCLC)">
            <text:p>Feature heading (OCLC)</text:p>
          </table:table-cell>
          <table:table-cell office:value-type="string" office:value="Feature heading (OCLC)">
            <text:p>Feature heading (OCLC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f">
            <text:p>f</text:p>
          </table:table-cell>
          <table:table-cell office:value-type="string" office:value="Filing suffix (OCLC); Footnote, FNT (RLIN)">
            <text:p>Filing suffix (OCLC); Footnote, FNT (RLIN)</text:p>
          </table:table-cell>
          <table:table-cell office:value-type="string" office:value="Filing suffix (OCLC); Footnote, FNT (RLIN)">
            <text:p>Filing suffix (OCLC); Footnote, FNT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h">
            <text:p>h</text:p>
          </table:table-cell>
          <table:table-cell office:value-type="string" office:value="Output transaction history, HST (RLIN)">
            <text:p>Output transaction history, HST (RLIN)</text:p>
          </table:table-cell>
          <table:table-cell office:value-type="string" office:value="Output transaction history, HST (RLIN)">
            <text:p>Output transaction history, HST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i">
            <text:p>i</text:p>
          </table:table-cell>
          <table:table-cell office:value-type="string" office:value="Output transaction instruction, INS (RLIN)">
            <text:p>Output transaction instruction, INS (RLIN)</text:p>
          </table:table-cell>
          <table:table-cell office:value-type="string" office:value="Output transaction instruction, INS (RLIN)">
            <text:p>Output transaction instruction, INS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l">
            <text:p>l</text:p>
          </table:table-cell>
          <table:table-cell office:value-type="string" office:value="Extra card control statement, EXT (RLIN)">
            <text:p>Extra card control statement, EXT (RLIN)</text:p>
          </table:table-cell>
          <table:table-cell office:value-type="string" office:value="Extra card control statement, EXT (RLIN)">
            <text:p>Extra card control statement, EXT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n">
            <text:p>n</text:p>
          </table:table-cell>
          <table:table-cell office:value-type="string" office:value="Additional local notes, ANT (RLIN)">
            <text:p>Additional local notes, ANT (RLIN)</text:p>
          </table:table-cell>
          <table:table-cell office:value-type="string" office:value="Additional local notes, ANT (RLIN)">
            <text:p>Additional local notes, ANT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p">
            <text:p>p</text:p>
          </table:table-cell>
          <table:table-cell office:value-type="string" office:value="Pathfinder code, PTH (RLIN)">
            <text:p>Pathfinder code, PTH (RLIN)</text:p>
          </table:table-cell>
          <table:table-cell office:value-type="string" office:value="Pathfinder code, PTH (RLIN)">
            <text:p>Pathfinder code, PTH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t">
            <text:p>t</text:p>
          </table:table-cell>
          <table:table-cell office:value-type="string" office:value="Field suppresion, FSP (RLIN)">
            <text:p>Field suppresion, FSP (RLIN)</text:p>
          </table:table-cell>
          <table:table-cell office:value-type="string" office:value="Field suppresion, FSP (RLIN)">
            <text:p>Field suppresion, FSP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v">
            <text:p>v</text:p>
          </table:table-cell>
          <table:table-cell office:value-type="string" office:value="Volumes, VOL (RLIN)">
            <text:p>Volumes, VOL (RLIN)</text:p>
          </table:table-cell>
          <table:table-cell office:value-type="string" office:value="Volumes, VOL (RLIN)">
            <text:p>Volumes, VOL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y">
            <text:p>y</text:p>
          </table:table-cell>
          <table:table-cell office:value-type="string" office:value="Date, VOL (RLIN)">
            <text:p>Date, VOL (RLIN)</text:p>
          </table:table-cell>
          <table:table-cell office:value-type="string" office:value="Date, VOL (RLIN)">
            <text:p>Date, VOL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0">
            <text:p>090</text:p>
          </table:table-cell>
          <table:table-cell office:value-type="string" office:value="z">
            <text:p>z</text:p>
          </table:table-cell>
          <table:table-cell office:value-type="string" office:value="Retention, VOL (RLIN)">
            <text:p>Retention, VOL (RLIN)</text:p>
          </table:table-cell>
          <table:table-cell office:value-type="string" office:value="Retention, VOL (RLIN)">
            <text:p>Retention, VOL (RLI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9">
            <text:p>099</text:p>
          </table:table-cell>
          <table:table-cell office:value-type="string" office:value="a">
            <text:p>a</text:p>
          </table:table-cell>
          <table:table-cell office:value-type="string" office:value="Notation">
            <text:p>Notation</text:p>
          </table:table-cell>
          <table:table-cell office:value-type="string" office:value="Notation">
            <text:p>No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9">
            <text:p>099</text:p>
          </table:table-cell>
          <table:table-cell office:value-type="string" office:value="e">
            <text:p>e</text:p>
          </table:table-cell>
          <table:table-cell office:value-type="string" office:value="Feature heading">
            <text:p>Feature heading</text:p>
          </table:table-cell>
          <table:table-cell office:value-type="string" office:value="Feature heading">
            <text:p>Feature headi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99">
            <text:p>099</text:p>
          </table:table-cell>
          <table:table-cell office:value-type="string" office:value="f">
            <text:p>f</text:p>
          </table:table-cell>
          <table:table-cell office:value-type="string" office:value="Filing suffix">
            <text:p>Filing suffix</text:p>
          </table:table-cell>
          <table:table-cell office:value-type="string" office:value="Filing suffix">
            <text:p>Filing suffix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0">
            <text:p>0</text:p>
          </table:table-cell>
          <table:table-cell office:value-type="string" office:value="IDN des Normdatensatzes oder Standardnummer">
            <text:p>IDN des Normdatensatzes oder Standardnummer</text:p>
          </table:table-cell>
          <table:table-cell office:value-type="string" office:value="IDN des Normdatensatzes oder Standardnummer">
            <text:p>IDN des Normdatensatzes oder Standardnum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1">
            <text:p>1</text:p>
          </table:table-cell>
          <table:table-cell office:value-type="string" office:value="URI des Realweltobjects">
            <text:p>URI des Realweltobjects</text:p>
          </table:table-cell>
          <table:table-cell office:value-type="string" office:value="URI des Realweltobjects">
            <text:p>URI des Realweltobje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2">
            <text:p>2</text:p>
          </table:table-cell>
          <table:table-cell office:value-type="string" office:value="Quelle der Ansetzung oder des Terms">
            <text:p>Quelle der Ansetzung oder des Terms</text:p>
          </table:table-cell>
          <table:table-cell office:value-type="string" office:value="Quelle der Ansetzung oder des Terms">
            <text:p>Quelle der Ansetzung oder des Term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4">
            <text:p>4</text:p>
          </table:table-cell>
          <table:table-cell office:value-type="string" office:value="Code für Beziehungskennzeichnung">
            <text:p>Code für Beziehungskennzeichnung</text:p>
          </table:table-cell>
          <table:table-cell office:value-type="string" office:value="Code für Beziehungskennzeichnung">
            <text:p>Code für Beziehungskennzeichn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9">
            <text:p>9</text:p>
          </table:table-cell>
          <table:table-cell office:value-type="string" office:value="Koha-Normdatenidentnummer">
            <text:p>Koha-Normdatenidentnummer</text:p>
          </table:table-cell>
          <table:table-cell office:value-type="string" office:value="Koha-Normdatenidentnummer">
            <text:p>Koha-Normdatenident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a">
            <text:p>a</text:p>
          </table:table-cell>
          <table:table-cell office:value-type="string" office:value="Personenname">
            <text:p>Personenname</text:p>
          </table:table-cell>
          <table:table-cell office:value-type="string" office:value="Personenname">
            <text:p>Personen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.author">
            <text:p>biblio.author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b">
            <text:p>b</text:p>
          </table:table-cell>
          <table:table-cell office:value-type="string" office:value="Zählung">
            <text:p>Zählung</text:p>
          </table:table-cell>
          <table:table-cell office:value-type="string" office:value="Zählung">
            <text:p>Zähl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c">
            <text:p>c</text:p>
          </table:table-cell>
          <table:table-cell office:value-type="string" office:value="Titel und andere Wörter in Verbindung mit einem Namen">
            <text:p>Titel und andere Wörter in Verbindung mit einem Namen</text:p>
          </table:table-cell>
          <table:table-cell office:value-type="string" office:value="Titel und andere Wörter in Verbindung mit einem Namen">
            <text:p>Titel und andere Wörter in Verbindung mit einem Nam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d">
            <text:p>d</text:p>
          </table:table-cell>
          <table:table-cell office:value-type="string" office:value="Datumsangaben in Verbindung mit einem Namen">
            <text:p>Datumsangaben in Verbindung mit einem Namen</text:p>
          </table:table-cell>
          <table:table-cell office:value-type="string" office:value="Datumsangaben in Verbindung mit einem Namen">
            <text:p>Datumsangaben in Verbindung mit einem Nam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e">
            <text:p>e</text:p>
          </table:table-cell>
          <table:table-cell office:value-type="string" office:value="Funktionsbezeichnung">
            <text:p>Funktionsbezeichnung</text:p>
          </table:table-cell>
          <table:table-cell office:value-type="string" office:value="Funktionsbezeichnung">
            <text:p>Funktionsbezeichn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f">
            <text:p>f</text:p>
          </table:table-cell>
          <table:table-cell office:value-type="string" office:value="Erscheinungsjahr eines Werkes">
            <text:p>Erscheinungsjahr eines Werkes</text:p>
          </table:table-cell>
          <table:table-cell office:value-type="string" office:value="Erscheinungsjahr eines Werkes">
            <text:p>Erscheinungsjahr eines Werk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g">
            <text:p>g</text:p>
          </table:table-cell>
          <table:table-cell office:value-type="string" office:value="Sonstige Informationen">
            <text:p>Sonstige Informationen</text:p>
          </table:table-cell>
          <table:table-cell office:value-type="string" office:value="Sonstige Informationen">
            <text:p>Sonstige Information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j">
            <text:p>j</text:p>
          </table:table-cell>
          <table:table-cell office:value-type="string" office:value="Zuordnungsvermerk">
            <text:p>Zuordnungsvermerk</text:p>
          </table:table-cell>
          <table:table-cell office:value-type="string" office:value="Zuordnungsvermerk">
            <text:p>Zuordnungsverme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k">
            <text:p>k</text:p>
          </table:table-cell>
          <table:table-cell office:value-type="string" office:value="Formbestandteil der Ansetzung">
            <text:p>Formbestandteil der Ansetzung</text:p>
          </table:table-cell>
          <table:table-cell office:value-type="string" office:value="Formbestandteil der Ansetzung">
            <text:p>Formbestandteil der Ansetzu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l">
            <text:p>l</text:p>
          </table:table-cell>
          <table:table-cell office:value-type="string" office:value="Sprache eines Werkes">
            <text:p>Sprache eines Werkes</text:p>
          </table:table-cell>
          <table:table-cell office:value-type="string" office:value="Sprache eines Werkes">
            <text:p>Sprache eines Werk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n">
            <text:p>n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p">
            <text:p>p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q">
            <text:p>q</text:p>
          </table:table-cell>
          <table:table-cell office:value-type="string" office:value="Vollständige Form eines Namens">
            <text:p>Vollständige Form eines Namens</text:p>
          </table:table-cell>
          <table:table-cell office:value-type="string" office:value="Vollständige Form eines Namens">
            <text:p>Vollständige Form eines Namen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t">
            <text:p>t</text:p>
          </table:table-cell>
          <table:table-cell office:value-type="string" office:value="Titel eines Werkes">
            <text:p>Titel eines Werkes</text:p>
          </table:table-cell>
          <table:table-cell office:value-type="string" office:value="Titel eines Werkes">
            <text:p>Titel eines Werk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100">
            <text:p>100</text:p>
          </table:table-cell>
          <table:table-cell office:value-type="string" office:value="u">
            <text:p>u</text:p>
          </table:table-cell>
          <table:table-cell office:value-type="string" office:value="Zugehörigkeit">
            <text:p>Zugehörigkeit</text:p>
          </table:table-cell>
          <table:table-cell office:value-type="string" office:value="Zugehörigkeit">
            <text:p>Zugehörigkei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a">
            <text:p>a</text:p>
          </table:table-cell>
          <table:table-cell office:value-type="string" office:value="Titel">
            <text:p>Titel</text:p>
          </table:table-cell>
          <table:table-cell office:value-type="string" office:value="Titel">
            <text:p>Tit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.title">
            <text:p>biblio.titl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b">
            <text:p>b</text:p>
          </table:table-cell>
          <table:table-cell office:value-type="string" office:value="Zusatz zum Titel">
            <text:p>Zusatz zum Titel</text:p>
          </table:table-cell>
          <table:table-cell office:value-type="string" office:value="Zusatz zum Titel">
            <text:p>Zusatz zum Tite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subtitle">
            <text:p>biblio.subtitl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c">
            <text:p>c</text:p>
          </table:table-cell>
          <table:table-cell office:value-type="string" office:value="Verfasserangabe etc.">
            <text:p>Verfasserangabe etc.</text:p>
          </table:table-cell>
          <table:table-cell office:value-type="string" office:value="Verfasserangabe etc.">
            <text:p>Verfasserangabe etc.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d">
            <text:p>d</text:p>
          </table:table-cell>
          <table:table-cell office:value-type="string" office:value="Designation of section/part/series (SE) [OBSOLETE]">
            <text:p>Designation of section/part/series (SE) [OBSOLETE]</text:p>
          </table:table-cell>
          <table:table-cell office:value-type="string" office:value="Designation of section/part/series (SE) [OBSOLETE]">
            <text:p>Designation of section/part/series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e">
            <text:p>e</text:p>
          </table:table-cell>
          <table:table-cell office:value-type="string" office:value="Name of part/section/series (SE) [OBSOLETE]">
            <text:p>Name of part/section/series (SE) [OBSOLETE]</text:p>
          </table:table-cell>
          <table:table-cell office:value-type="string" office:value="Name of part/section/series (SE) [OBSOLETE]">
            <text:p>Name of part/section/series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f">
            <text:p>f</text:p>
          </table:table-cell>
          <table:table-cell office:value-type="string" office:value="Entstehungszeitraum">
            <text:p>Entstehungszeitraum</text:p>
          </table:table-cell>
          <table:table-cell office:value-type="string" office:value="Entstehungszeitraum">
            <text:p>Entstehungszeitra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g">
            <text:p>g</text:p>
          </table:table-cell>
          <table:table-cell office:value-type="string" office:value="Zeitabschnitt">
            <text:p>Zeitabschnitt</text:p>
          </table:table-cell>
          <table:table-cell office:value-type="string" office:value="Zeitabschnitt">
            <text:p>Zeitabschnit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h">
            <text:p>h</text:p>
          </table:table-cell>
          <table:table-cell office:value-type="string" office:value="Medium">
            <text:p>Medium</text:p>
          </table:table-cell>
          <table:table-cell office:value-type="string" office:value="Medium">
            <text:p>Medi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k">
            <text:p>k</text:p>
          </table:table-cell>
          <table:table-cell office:value-type="string" office:value="Form">
            <text:p>Form</text:p>
          </table:table-cell>
          <table:table-cell office:value-type="string" office:value="Form">
            <text:p>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n">
            <text:p>n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string" office:value="Zählung des Teils/der Abteilung eines Werkes">
            <text:p>Zählung des Teils/d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part_number">
            <text:p>biblio.part_number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p">
            <text:p>p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string" office:value="Titel eines Teils/einer Abteilung eines Werkes">
            <text:p>Titel eines Teils/einer Abteilung eines Werk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part_name">
            <text:p>biblio.part_name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45">
            <text:p>245</text:p>
          </table:table-cell>
          <table:table-cell office:value-type="string" office:value="s">
            <text:p>s</text:p>
          </table:table-cell>
          <table:table-cell office:value-type="string" office:value="Version">
            <text:p>Version</text:p>
          </table:table-cell>
          <table:table-cell office:value-type="string" office:value="Version">
            <text:p>Versi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a">
            <text:p>a</text:p>
          </table:table-cell>
          <table:table-cell office:value-type="string" office:value="Ausgabebezeichnung">
            <text:p>Ausgabebezeichnung</text:p>
          </table:table-cell>
          <table:table-cell office:value-type="string" office:value="Ausgabebezeichnung">
            <text:p>Ausgabebezeichn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editionstatement">
            <text:p>biblioitems.editionstatement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50">
            <text:p>250</text:p>
          </table:table-cell>
          <table:table-cell office:value-type="string" office:value="b">
            <text:p>b</text:p>
          </table:table-cell>
          <table:table-cell office:value-type="string" office:value="Zusatz zur Ausgabebezeichnung">
            <text:p>Zusatz zur Ausgabebezeichnung</text:p>
          </table:table-cell>
          <table:table-cell office:value-type="string" office:value="Zusatz zur Ausgabebezeichnung">
            <text:p>Zusatz zur Ausgabebezeichn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a">
            <text:p>a</text:p>
          </table:table-cell>
          <table:table-cell office:value-type="string" office:value="Erscheinungsort, Vertriebsort etc.">
            <text:p>Erscheinungsort, Vertriebsort etc.</text:p>
          </table:table-cell>
          <table:table-cell office:value-type="string" office:value="Erscheinungsort, Vertriebsort etc.">
            <text:p>Erscheinungsort, Vertriebsort etc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place">
            <text:p>biblioitems.plac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b">
            <text:p>b</text:p>
          </table:table-cell>
          <table:table-cell office:value-type="string" office:value="Name des Verlags, des Vertriebs etc.">
            <text:p>Name des Verlags, des Vertriebs etc.</text:p>
          </table:table-cell>
          <table:table-cell office:value-type="string" office:value="Name des Verlags, des Vertriebs etc.">
            <text:p>Name des Verlags, des Vertriebs etc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items.publishercode">
            <text:p>biblioitems.publishercod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c">
            <text:p>c</text:p>
          </table:table-cell>
          <table:table-cell office:value-type="string" office:value="Erscheinungsjahr, Vertriebsjahr etc.">
            <text:p>Erscheinungsjahr, Vertriebsjahr etc.</text:p>
          </table:table-cell>
          <table:table-cell office:value-type="string" office:value="Erscheinungsjahr, Vertriebsjahr etc.">
            <text:p>Erscheinungsjahr, Vertriebsjahr etc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.copyrightdate">
            <text:p>biblio.copyrightdate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d">
            <text:p>d</text:p>
          </table:table-cell>
          <table:table-cell office:value-type="string" office:value="Plate or publisher's number for music (Pre-AACR 2) [OBSOLETE, CAN/MARC], [LOCAL, USA]">
            <text:p>Plate or publisher's number for music (Pre-AACR 2) [OBSOLETE, CAN/MARC], [LOCAL, USA]</text:p>
          </table:table-cell>
          <table:table-cell office:value-type="string" office:value="Plate or publisher's number for music (Pre-AACR 2) [OBSOLETE, CAN/MARC], [LOCAL, USA]">
            <text:p>Plate or publisher's number for music (Pre-AACR 2) [OBSOLETE, CAN/MARC], [LOCAL, USA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e">
            <text:p>e</text:p>
          </table:table-cell>
          <table:table-cell office:value-type="string" office:value="Ort der Herstellerfirma">
            <text:p>Ort der Herstellerfirma</text:p>
          </table:table-cell>
          <table:table-cell office:value-type="string" office:value="Ort der Herstellerfirma">
            <text:p>Ort der Herstellerfir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f">
            <text:p>f</text:p>
          </table:table-cell>
          <table:table-cell office:value-type="string" office:value="Herstellerfirma">
            <text:p>Herstellerfirma</text:p>
          </table:table-cell>
          <table:table-cell office:value-type="string" office:value="Herstellerfirma">
            <text:p>Herstellerfir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g">
            <text:p>g</text:p>
          </table:table-cell>
          <table:table-cell office:value-type="string" office:value="Herstellungsjahr">
            <text:p>Herstellungsjahr</text:p>
          </table:table-cell>
          <table:table-cell office:value-type="string" office:value="Herstellungsjahr">
            <text:p>Herstellungsjah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k">
            <text:p>k</text:p>
          </table:table-cell>
          <table:table-cell office:value-type="string" office:value="Identification/manufacturer number [OBSOLETE, CAN/MARC]">
            <text:p>Identification/manufacturer number [OBSOLETE, CAN/MARC]</text:p>
          </table:table-cell>
          <table:table-cell office:value-type="string" office:value="Identification/manufacturer number [OBSOLETE, CAN/MARC]">
            <text:p>Identification/manufacturer number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260">
            <text:p>260</text:p>
          </table:table-cell>
          <table:table-cell office:value-type="string" office:value="l">
            <text:p>l</text:p>
          </table:table-cell>
          <table:table-cell office:value-type="string" office:value="Matrix and/or take number [OBSOLETE, CAN/MARC]">
            <text:p>Matrix and/or take number [OBSOLETE, CAN/MARC]</text:p>
          </table:table-cell>
          <table:table-cell office:value-type="string" office:value="Matrix and/or take number [OBSOLETE, CAN/MARC]">
            <text:p>Matrix and/or take number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a">
            <text:p>a</text:p>
          </table:table-cell>
          <table:table-cell office:value-type="string" office:value="Umfang">
            <text:p>Umfang</text:p>
          </table:table-cell>
          <table:table-cell office:value-type="string" office:value="Umfang">
            <text:p>Umfa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pages">
            <text:p>biblioitems.pages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b">
            <text:p>b</text:p>
          </table:table-cell>
          <table:table-cell office:value-type="string" office:value="Weitere äußerliche Details">
            <text:p>Weitere äußerliche Details</text:p>
          </table:table-cell>
          <table:table-cell office:value-type="string" office:value="Weitere äußerliche Details">
            <text:p>Weitere äußerliche Detail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illus">
            <text:p>biblioitems.illus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c">
            <text:p>c</text:p>
          </table:table-cell>
          <table:table-cell office:value-type="string" office:value="Maße">
            <text:p>Maße</text:p>
          </table:table-cell>
          <table:table-cell office:value-type="string" office:value="Maße">
            <text:p>Maß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size">
            <text:p>biblioitems.size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d">
            <text:p>d</text:p>
          </table:table-cell>
          <table:table-cell office:value-type="string" office:value="Begleitmaterial [OBSOLETE, CAN/MARC]">
            <text:p>Begleitmaterial [OBSOLETE, CAN/MARC]</text:p>
          </table:table-cell>
          <table:table-cell office:value-type="string" office:value="Begleitmaterial [OBSOLETE, CAN/MARC]">
            <text:p>Begleitmaterial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e">
            <text:p>e</text:p>
          </table:table-cell>
          <table:table-cell office:value-type="string" office:value="Begleitmaterial">
            <text:p>Begleitmaterial</text:p>
          </table:table-cell>
          <table:table-cell office:value-type="string" office:value="Begleitmaterial">
            <text:p>Begleitmateri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f">
            <text:p>f</text:p>
          </table:table-cell>
          <table:table-cell office:value-type="string" office:value="Art der Einheit">
            <text:p>Art der Einheit</text:p>
          </table:table-cell>
          <table:table-cell office:value-type="string" office:value="Art der Einheit">
            <text:p>Art der Einhe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g">
            <text:p>g</text:p>
          </table:table-cell>
          <table:table-cell office:value-type="string" office:value="Größe der Einheit">
            <text:p>Größe der Einheit</text:p>
          </table:table-cell>
          <table:table-cell office:value-type="string" office:value="Größe der Einheit">
            <text:p>Größe der Einhe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k">
            <text:p>k</text:p>
          </table:table-cell>
          <table:table-cell office:value-type="string" office:value="Speed [Videodiscs, pre-AACR2 records only] [OBSOLETE, CAN/MARC]">
            <text:p>Speed [Videodiscs, pre-AACR2 records only] [OBSOLETE, CAN/MARC]</text:p>
          </table:table-cell>
          <table:table-cell office:value-type="string" office:value="Speed [Videodiscs, pre-AACR2 records only] [OBSOLETE, CAN/MARC]">
            <text:p>Speed [Videodiscs, pre-AACR2 records only]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m">
            <text:p>m</text:p>
          </table:table-cell>
          <table:table-cell office:value-type="string" office:value="Identification/manufacturer number [pre-AACR2 records only] [OBSOLETE, CAN/MARC]">
            <text:p>Identification/manufacturer number [pre-AACR2 records only] [OBSOLETE, CAN/MARC]</text:p>
          </table:table-cell>
          <table:table-cell office:value-type="string" office:value="Identification/manufacturer number [pre-AACR2 records only] [OBSOLETE, CAN/MARC]">
            <text:p>Identification/manufacturer number [pre-AACR2 records only]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00">
            <text:p>300</text:p>
          </table:table-cell>
          <table:table-cell office:value-type="string" office:value="n">
            <text:p>n</text:p>
          </table:table-cell>
          <table:table-cell office:value-type="string" office:value="Matrix and/or take number [Sound recordings, pre-AACR2 records only] [OBSOLETE, CAN/MARC]">
            <text:p>Matrix and/or take number [Sound recordings, pre-AACR2 records only] [OBSOLETE, CAN/MARC]</text:p>
          </table:table-cell>
          <table:table-cell office:value-type="string" office:value="Matrix and/or take number [Sound recordings, pre-AACR2 records only] [OBSOLETE, CAN/MARC]">
            <text:p>Matrix and/or take number [Sound recordings, pre-AACR2 records only] [OBSOLETE, CAN/MARC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337">
            <text:p>337</text:p>
          </table:table-cell>
          <table:table-cell office:value-type="string" office:value="a">
            <text:p>a</text:p>
          </table:table-cell>
          <table:table-cell office:value-type="string" office:value="Bezeichnung des Medientyps">
            <text:p>Bezeichnung des Medientyps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3">
            <text:p>3</text:p>
          </table:table-cell>
          <table:table-cell office:value-type="string" office:value="Spezifische Materialangaben">
            <text:p>Spezifische Materialangaben</text:p>
          </table:table-cell>
          <table:table-cell office:value-type="string" office:value="Spezifische Materialangaben">
            <text:p>Spezifische Materialangab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5">
            <text:p>5</text:p>
          </table:table-cell>
          <table:table-cell office:value-type="string" office:value="Das Unterfeld gibt die Institution an, auf die sich das Feld bezieht">
            <text:p>Das Unterfeld gibt die Institution an, auf die sich das Feld bezieht</text:p>
          </table:table-cell>
          <table:table-cell office:value-type="string" office:value="Das Unterfeld gibt die Institution an, auf die sich das Feld bezieht">
            <text:p>Das Unterfeld gibt die Institution an, auf die sich das Feld bezieh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6">
            <text:p>6</text:p>
          </table:table-cell>
          <table:table-cell office:value-type="string" office:value="Verknüpfung">
            <text:p>Verknüpfung</text:p>
          </table:table-cell>
          <table:table-cell office:value-type="string" office:value="Verknüpfung">
            <text:p>Verknüpf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8">
            <text:p>8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string" office:value="Feldverknüpfung und Reihenfolge">
            <text:p>Feldverknüpfung und Reihenfol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a">
            <text:p>a</text:p>
          </table:table-cell>
          <table:table-cell office:value-type="string" office:value="Allgemeine Fußnote">
            <text:p>Allgemeine Fußnote</text:p>
          </table:table-cell>
          <table:table-cell office:value-type="string" office:value="Allgemeine Fußnote">
            <text:p>Allgemeine Fußnot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notes">
            <text:p>biblio.notes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l">
            <text:p>l</text:p>
          </table:table-cell>
          <table:table-cell office:value-type="string" office:value="Library of Congress call number (SE) [OBSOLETE]">
            <text:p>Library of Congress call number (SE) [OBSOLETE]</text:p>
          </table:table-cell>
          <table:table-cell office:value-type="string" office:value="Library of Congress call number (SE) [OBSOLETE]">
            <text:p>Library of Congress call number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n">
            <text:p>n</text:p>
          </table:table-cell>
          <table:table-cell office:value-type="string" office:value="n (RLIN) [OBSOLETE]">
            <text:p>n (RLIN) [OBSOLETE]</text:p>
          </table:table-cell>
          <table:table-cell office:value-type="string" office:value="n (RLIN) [OBSOLETE]">
            <text:p>n (RLIN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x">
            <text:p>x</text:p>
          </table:table-cell>
          <table:table-cell office:value-type="string" office:value="Internationale Standardseriennummer (SE) [OBSOLETE]">
            <text:p>Internationale Standardseriennummer (SE) [OBSOLETE]</text:p>
          </table:table-cell>
          <table:table-cell office:value-type="string" office:value="Internationale Standardseriennummer (SE) [OBSOLETE]">
            <text:p>Internationale Standardseriennummer (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500">
            <text:p>500</text:p>
          </table:table-cell>
          <table:table-cell office:value-type="string" office:value="z">
            <text:p>z</text:p>
          </table:table-cell>
          <table:table-cell office:value-type="string" office:value="Source of note information (AM SE) [OBSOLETE]">
            <text:p>Source of note information (AM SE) [OBSOLETE]</text:p>
          </table:table-cell>
          <table:table-cell office:value-type="string" office:value="Source of note information (AM SE) [OBSOLETE]">
            <text:p>Source of note information (AM SE)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0">
            <text:p>0</text:p>
          </table:table-cell>
          <table:table-cell office:value-type="string" office:value="Koha-Ausleihen, alle Exemplare">
            <text:p>Koha-Ausleihen, alle Exemplare</text:p>
          </table:table-cell>
          <table:table-cell office:value-type="string" office:value="Koha-Ausleihen, alle Exemplare">
            <text:p>Koha-Ausleihen, alle Exemplar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totalissues">
            <text:p>biblioitems.totalissues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2">
            <text:p>2</text:p>
          </table:table-cell>
          <table:table-cell office:value-type="string" office:value="Klassifikation oder Aufstellungssystematik">
            <text:p>Klassifikation oder Aufstellungssystematik</text:p>
          </table:table-cell>
          <table:table-cell office:value-type="string" office:value="Klassifikation oder Aufstellungssystematik">
            <text:p>Klassifikation oder Aufstellungssystemat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source">
            <text:p>biblioitems.cn_source</text:p>
          </table:table-cell>
          <table:table-cell office:value-type="float" office:value="0">
            <text:p>0</text:p>
          </table:table-cell>
          <table:table-cell office:value-type="string" office:value="cn_source">
            <text:p>cn_source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6">
            <text:p>6</text:p>
          </table:table-cell>
          <table:table-cell office:value-type="string" office:value="Normalisierte Klassifikation für Sortierung (Koha)">
            <text:p>Normalisierte Klassifikation für Sortierung (Koha)</text:p>
          </table:table-cell>
          <table:table-cell office:value-type="string" office:value="Normalisierte Klassifikation für Sortierung (Koha)">
            <text:p>Normalisierte Klassifikation für Sortierung (Koha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sort">
            <text:p>biblioitems.cn_sort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a">
            <text:p>a</text:p>
          </table:table-cell>
          <table:table-cell office:value-type="string" office:value="Institutionscode [OBSOLETE]">
            <text:p>Institutionscode [OBSOLETE]</text:p>
          </table:table-cell>
          <table:table-cell office:value-type="string" office:value="Institutionscode [OBSOLETE]">
            <text:p>Institutionscode [OBSOLETE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c">
            <text:p>c</text:p>
          </table:table-cell>
          <table:table-cell office:value-type="string" office:value="Koha-Medientyp">
            <text:p>Koha-Medientyp</text:p>
          </table:table-cell>
          <table:table-cell office:value-type="string" office:value="Koha-Medientyp">
            <text:p>Koha-Medienty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biblioitems.itemtype">
            <text:p>biblioitems.itemtype</text:p>
          </table:table-cell>
          <table:table-cell office:value-type="float" office:value="0">
            <text:p>0</text:p>
          </table:table-cell>
          <table:table-cell office:value-type="string" office:value="itemtypes">
            <text:p>itemtypes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e">
            <text:p>e</text:p>
          </table:table-cell>
          <table:table-cell office:value-type="string" office:value="Ausgabe">
            <text:p>Ausgabe</text:p>
          </table:table-cell>
          <table:table-cell office:value-type="string" office:value="Ausgabe">
            <text:p>Ausgab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h">
            <text:p>h</text:p>
          </table:table-cell>
          <table:table-cell office:value-type="string" office:value="Klassifikationsteil">
            <text:p>Klassifikationsteil</text:p>
          </table:table-cell>
          <table:table-cell office:value-type="string" office:value="Klassifikationsteil">
            <text:p>Klassifikationstei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class">
            <text:p>biblioitems.cn_class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i">
            <text:p>i</text:p>
          </table:table-cell>
          <table:table-cell office:value-type="string" office:value="Exemplarteil">
            <text:p>Exemplarteil</text:p>
          </table:table-cell>
          <table:table-cell office:value-type="string" office:value="Exemplarteil">
            <text:p>Exemplarte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item">
            <text:p>biblioitems.cn_item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k">
            <text:p>k</text:p>
          </table:table-cell>
          <table:table-cell office:value-type="string" office:value="Signatur-Präfix">
            <text:p>Signatur-Präfix</text:p>
          </table:table-cell>
          <table:table-cell office:value-type="string" office:value="Signatur-Präfix">
            <text:p>Signatur-Präfix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prefix">
            <text:p>biblioitems.cn_prefix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m">
            <text:p>m</text:p>
          </table:table-cell>
          <table:table-cell office:value-type="string" office:value="Signatur-Suffix">
            <text:p>Signatur-Suffix</text:p>
          </table:table-cell>
          <table:table-cell office:value-type="string" office:value="Signatur-Suffix">
            <text:p>Signatur-Suffix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cn_suffix">
            <text:p>biblioitems.cn_suffix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n">
            <text:p>n</text:p>
          </table:table-cell>
          <table:table-cell office:value-type="string" office:value="OPAC-Anzeige unterdrücken">
            <text:p>OPAC-Anzeige unterdrücken</text:p>
          </table:table-cell>
          <table:table-cell office:value-type="string" office:value="OPAC-Anzeige unterdrücken">
            <text:p>OPAC-Anzeige unterdrück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42">
            <text:p>942</text:p>
          </table:table-cell>
          <table:table-cell office:value-type="string" office:value="s">
            <text:p>s</text:p>
          </table:table-cell>
          <table:table-cell office:value-type="string" office:value="Kennzeichen für Zeitschrift">
            <text:p>Kennzeichen für Zeitschrift</text:p>
          </table:table-cell>
          <table:table-cell office:value-type="string" office:value="Kennzeichen für Zeitschrift">
            <text:p>Kennzeichen für Zeitschrif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serial">
            <text:p>biblio.serial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0">
            <text:p>0</text:p>
          </table:table-cell>
          <table:table-cell office:value-type="string" office:value="Ausgeschieden">
            <text:p>Ausgeschieden</text:p>
          </table:table-cell>
          <table:table-cell office:value-type="string" office:value="Ausgeschieden">
            <text:p>Ausgeschied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withdrawn">
            <text:p>items.withdrawn</text:p>
          </table:table-cell>
          <table:table-cell office:value-type="float" office:value="10">
            <text:p>10</text:p>
          </table:table-cell>
          <table:table-cell office:value-type="string" office:value="WITHDRAWN">
            <text:p>WITHDRAWN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1">
            <text:p>1</text:p>
          </table:table-cell>
          <table:table-cell office:value-type="string" office:value="Verloren">
            <text:p>Verloren</text:p>
          </table:table-cell>
          <table:table-cell office:value-type="string" office:value="Verloren">
            <text:p>Verlor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temlost">
            <text:p>items.itemlost</text:p>
          </table:table-cell>
          <table:table-cell office:value-type="float" office:value="10">
            <text:p>10</text:p>
          </table:table-cell>
          <table:table-cell office:value-type="string" office:value="LOST">
            <text:p>LOST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2">
            <text:p>2</text:p>
          </table:table-cell>
          <table:table-cell office:value-type="string" office:value="Klassifikation oder Aufstellungssystematik">
            <text:p>Klassifikation oder Aufstellungssystematik</text:p>
          </table:table-cell>
          <table:table-cell office:value-type="string" office:value="Klassifikation oder Aufstellungssystematik">
            <text:p>Klassifikation oder Aufstellungssystemat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cn_source">
            <text:p>items.cn_source</text:p>
          </table:table-cell>
          <table:table-cell office:value-type="float" office:value="10">
            <text:p>10</text:p>
          </table:table-cell>
          <table:table-cell office:value-type="string" office:value="cn_source">
            <text:p>cn_source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3">
            <text:p>3</text:p>
          </table:table-cell>
          <table:table-cell office:value-type="string" office:value="Beilagenotiz">
            <text:p>Beilagenotiz</text:p>
          </table:table-cell>
          <table:table-cell office:value-type="string" office:value="Beilagenotiz">
            <text:p>Beilagenotiz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materials">
            <text:p>items.materials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4">
            <text:p>4</text:p>
          </table:table-cell>
          <table:table-cell office:value-type="string" office:value="Beschädigt">
            <text:p>Beschädigt</text:p>
          </table:table-cell>
          <table:table-cell office:value-type="string" office:value="Beschädigt">
            <text:p>Beschädig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damaged">
            <text:p>items.damaged</text:p>
          </table:table-cell>
          <table:table-cell office:value-type="float" office:value="10">
            <text:p>10</text:p>
          </table:table-cell>
          <table:table-cell office:value-type="string" office:value="DAMAGED">
            <text:p>DAMAGED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5">
            <text:p>5</text:p>
          </table:table-cell>
          <table:table-cell office:value-type="string" office:value="Benutzungseinschränkungen">
            <text:p>Benutzungseinschränkungen</text:p>
          </table:table-cell>
          <table:table-cell office:value-type="string" office:value="Benutzungseinschränkungen">
            <text:p>Benutzungseinschränkung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restricted">
            <text:p>items.restricted</text:p>
          </table:table-cell>
          <table:table-cell office:value-type="float" office:value="10">
            <text:p>10</text:p>
          </table:table-cell>
          <table:table-cell office:value-type="string" office:value="RESTRICTED">
            <text:p>RESTRICTED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6">
            <text:p>6</text:p>
          </table:table-cell>
          <table:table-cell office:value-type="string" office:value="Normalisierte Klassifikation für Sortierung (Koha)">
            <text:p>Normalisierte Klassifikation für Sortierung (Koha)</text:p>
          </table:table-cell>
          <table:table-cell office:value-type="string" office:value="Normalisierte Klassifikation für Sortierung (Koha)">
            <text:p>Normalisierte Klassifikation für Sortierung (Koha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cn_sort">
            <text:p>items.cn_sort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7">
            <text:p>7</text:p>
          </table:table-cell>
          <table:table-cell office:value-type="string" office:value="Nicht entleihbar">
            <text:p>Nicht entleihbar</text:p>
          </table:table-cell>
          <table:table-cell office:value-type="string" office:value="Nicht entleihbar">
            <text:p>Nicht entleihba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notforloan">
            <text:p>items.notforloan</text:p>
          </table:table-cell>
          <table:table-cell office:value-type="float" office:value="10">
            <text:p>10</text:p>
          </table:table-cell>
          <table:table-cell office:value-type="string" office:value="NOT_LOAN">
            <text:p>NOT_LOAN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8">
            <text:p>8</text:p>
          </table:table-cell>
          <table:table-cell office:value-type="string" office:value="Sammlung">
            <text:p>Sammlung</text:p>
          </table:table-cell>
          <table:table-cell office:value-type="string" office:value="Sammlung">
            <text:p>Sammlu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ccode">
            <text:p>items.ccode</text:p>
          </table:table-cell>
          <table:table-cell office:value-type="float" office:value="10">
            <text:p>10</text:p>
          </table:table-cell>
          <table:table-cell office:value-type="string" office:value="CCODE">
            <text:p>CCODE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9">
            <text:p>9</text:p>
          </table:table-cell>
          <table:table-cell office:value-type="string" office:value="Koha-Exemplarnummer (autom. generiert)">
            <text:p>Koha-Exemplarnummer (autom. generiert)</text:p>
          </table:table-cell>
          <table:table-cell office:value-type="string" office:value="Koha-Exemplarnummer (autom. generiert)">
            <text:p>Koha-Exemplarnummer (autom. generiert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temnumber">
            <text:p>items.itemnumber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a">
            <text:p>a</text:p>
          </table:table-cell>
          <table:table-cell office:value-type="string" office:value="Heimatbibliothek">
            <text:p>Heimatbibliothek</text:p>
          </table:table-cell>
          <table:table-cell office:value-type="string" office:value="Heimatbibliothek">
            <text:p>Heimatbibliothe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homebranch">
            <text:p>items.homebranch</text:p>
          </table:table-cell>
          <table:table-cell office:value-type="float" office:value="10">
            <text:p>10</text:p>
          </table:table-cell>
          <table:table-cell office:value-type="string" office:value="branches">
            <text:p>branches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b">
            <text:p>b</text:p>
          </table:table-cell>
          <table:table-cell office:value-type="string" office:value="Aufenthaltsbibliothek">
            <text:p>Aufenthaltsbibliothek</text:p>
          </table:table-cell>
          <table:table-cell office:value-type="string" office:value="Aufenthaltsbibliothek">
            <text:p>Aufenthaltsbibliothe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holdingbranch">
            <text:p>items.holdingbranch</text:p>
          </table:table-cell>
          <table:table-cell office:value-type="float" office:value="10">
            <text:p>10</text:p>
          </table:table-cell>
          <table:table-cell office:value-type="string" office:value="branches">
            <text:p>branches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c">
            <text:p>c</text:p>
          </table:table-cell>
          <table:table-cell office:value-type="string" office:value="Aufstellungsort">
            <text:p>Aufstellungsort</text:p>
          </table:table-cell>
          <table:table-cell office:value-type="string" office:value="Aufstellungsort">
            <text:p>Aufstellungsor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location">
            <text:p>items.location</text:p>
          </table:table-cell>
          <table:table-cell office:value-type="float" office:value="10">
            <text:p>10</text:p>
          </table:table-cell>
          <table:table-cell office:value-type="string" office:value="LOC">
            <text:p>LOC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d">
            <text:p>d</text:p>
          </table:table-cell>
          <table:table-cell office:value-type="string" office:value="Erwerbungsdatum">
            <text:p>Erwerbungsdatum</text:p>
          </table:table-cell>
          <table:table-cell office:value-type="string" office:value="Erwerbungsdatum">
            <text:p>Erwerbungsdat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dateaccessioned">
            <text:p>items.dateaccessioned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dateaccessioned.pl">
            <text:p>dateaccessioned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e">
            <text:p>e</text:p>
          </table:table-cell>
          <table:table-cell office:value-type="string" office:value="Lieferant">
            <text:p>Lieferant</text:p>
          </table:table-cell>
          <table:table-cell office:value-type="string" office:value="Lieferant">
            <text:p>Lieferan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booksellerid">
            <text:p>items.booksellerid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f">
            <text:p>f</text:p>
          </table:table-cell>
          <table:table-cell office:value-type="string" office:value="Kodierter Standort-Qualifier">
            <text:p>Kodierter Standort-Qualifier</text:p>
          </table:table-cell>
          <table:table-cell office:value-type="string" office:value="Kodierter Standort-Qualifier">
            <text:p>Kodierter Standort-Qualifi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coded_location_qualifier">
            <text:p>items.coded_location_qualifier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g">
            <text:p>g</text:p>
          </table:table-cell>
          <table:table-cell office:value-type="string" office:value="Kaufpreis">
            <text:p>Kaufpreis</text:p>
          </table:table-cell>
          <table:table-cell office:value-type="string" office:value="Kaufpreis">
            <text:p>Kaufprei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price">
            <text:p>items.price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h">
            <text:p>h</text:p>
          </table:table-cell>
          <table:table-cell office:value-type="string" office:value="Jahrgang/Heft">
            <text:p>Jahrgang/Heft</text:p>
          </table:table-cell>
          <table:table-cell office:value-type="string" office:value="Jahrgang/Heft">
            <text:p>Jahrgang/Hef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enumchron">
            <text:p>items.enumchron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i">
            <text:p>i</text:p>
          </table:table-cell>
          <table:table-cell office:value-type="string" office:value="Inventarnummer">
            <text:p>Inventarnummer</text:p>
          </table:table-cell>
          <table:table-cell office:value-type="string" office:value="Inventarnummer">
            <text:p>Inventar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stocknumber">
            <text:p>items.stocknumber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j">
            <text:p>j</text:p>
          </table:table-cell>
          <table:table-cell office:value-type="string" office:value="Aufstellungsnummer">
            <text:p>Aufstellungsnummer</text:p>
          </table:table-cell>
          <table:table-cell office:value-type="string" office:value="Aufstellungsnummer">
            <text:p>Aufstellungs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stack">
            <text:p>items.stack</text:p>
          </table:table-cell>
          <table:table-cell office:value-type="float" office:value="10">
            <text:p>10</text:p>
          </table:table-cell>
          <table:table-cell office:value-type="string" office:value="STACK">
            <text:p>STACK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l">
            <text:p>l</text:p>
          </table:table-cell>
          <table:table-cell office:value-type="string" office:value="Anzahl Ausleihen">
            <text:p>Anzahl Ausleihen</text:p>
          </table:table-cell>
          <table:table-cell office:value-type="string" office:value="Anzahl Ausleihen">
            <text:p>Anzahl Auslei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ssues">
            <text:p>items.issues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m">
            <text:p>m</text:p>
          </table:table-cell>
          <table:table-cell office:value-type="string" office:value="Anzahl Verlängerungen">
            <text:p>Anzahl Verlängerungen</text:p>
          </table:table-cell>
          <table:table-cell office:value-type="string" office:value="Anzahl Verlängerungen">
            <text:p>Anzahl Verlängerung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renewals">
            <text:p>items.renewals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n">
            <text:p>n</text:p>
          </table:table-cell>
          <table:table-cell office:value-type="string" office:value="Anzahl Vormerkungen">
            <text:p>Anzahl Vormerkungen</text:p>
          </table:table-cell>
          <table:table-cell office:value-type="string" office:value="Anzahl Vormerkungen">
            <text:p>Anzahl Vormerkung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reserves">
            <text:p>items.reserves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o">
            <text:p>o</text:p>
          </table:table-cell>
          <table:table-cell office:value-type="string" office:value="Signatur">
            <text:p>Signatur</text:p>
          </table:table-cell>
          <table:table-cell office:value-type="string" office:value="Signatur">
            <text:p>Signatu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temcallnumber">
            <text:p>items.itemcallnumber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p">
            <text:p>p</text:p>
          </table:table-cell>
          <table:table-cell office:value-type="string" office:value="Barcode">
            <text:p>Barcode</text:p>
          </table:table-cell>
          <table:table-cell office:value-type="string" office:value="Barcode">
            <text:p>Barcod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barcode">
            <text:p>items.barcode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barcode.pl">
            <text:p>barcode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q">
            <text:p>q</text:p>
          </table:table-cell>
          <table:table-cell office:value-type="string" office:value="Fälligkeitsdatum">
            <text:p>Fälligkeitsdatum</text:p>
          </table:table-cell>
          <table:table-cell office:value-type="string" office:value="Fälligkeitsdatum">
            <text:p>Fälligkeitsdat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onloan">
            <text:p>items.onloan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r">
            <text:p>r</text:p>
          </table:table-cell>
          <table:table-cell office:value-type="string" office:value="Letzte Aktivität">
            <text:p>Letzte Aktivität</text:p>
          </table:table-cell>
          <table:table-cell office:value-type="string" office:value="Letzte Aktivität">
            <text:p>Letzte Aktivitä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datelastseen">
            <text:p>items.datelastseen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s">
            <text:p>s</text:p>
          </table:table-cell>
          <table:table-cell office:value-type="string" office:value="Letzte Ausleihe">
            <text:p>Letzte Ausleihe</text:p>
          </table:table-cell>
          <table:table-cell office:value-type="string" office:value="Letzte Ausleihe">
            <text:p>Letzte Ausleih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datelastborrowed">
            <text:p>items.datelastborrowed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t">
            <text:p>t</text:p>
          </table:table-cell>
          <table:table-cell office:value-type="string" office:value="Exemplarnummer">
            <text:p>Exemplarnummer</text:p>
          </table:table-cell>
          <table:table-cell office:value-type="string" office:value="Exemplarnummer">
            <text:p>Exemplar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copynumber">
            <text:p>items.copynumber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u">
            <text:p>u</text:p>
          </table:table-cell>
          <table:table-cell office:value-type="string" office:value="URL">
            <text:p>URL</text:p>
          </table:table-cell>
          <table:table-cell office:value-type="string" office:value="URL">
            <text:p>UR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uri">
            <text:p>items.uri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v">
            <text:p>v</text:p>
          </table:table-cell>
          <table:table-cell office:value-type="string" office:value="Preis bei Buchersatz">
            <text:p>Preis bei Buchersatz</text:p>
          </table:table-cell>
          <table:table-cell office:value-type="string" office:value="Preis bei Buchersatz">
            <text:p>Preis bei Buchersatz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replacementprice">
            <text:p>items.replacementprice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w">
            <text:p>w</text:p>
          </table:table-cell>
          <table:table-cell office:value-type="string" office:value="Preis gültig von">
            <text:p>Preis gültig von</text:p>
          </table:table-cell>
          <table:table-cell office:value-type="string" office:value="Preis gültig von">
            <text:p>Preis gültig vo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replacementpricedate">
            <text:p>items.replacementpricedate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x">
            <text:p>x</text:p>
          </table:table-cell>
          <table:table-cell office:value-type="string" office:value="Interne Notiz">
            <text:p>Interne Notiz</text:p>
          </table:table-cell>
          <table:table-cell office:value-type="string" office:value="Interne Notiz">
            <text:p>Interne Notiz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temnotes_nonpublic">
            <text:p>items.itemnotes_nonpublic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y">
            <text:p>y</text:p>
          </table:table-cell>
          <table:table-cell office:value-type="string" office:value="Koha-Medientyp">
            <text:p>Koha-Medientyp</text:p>
          </table:table-cell>
          <table:table-cell office:value-type="string" office:value="Koha-Medientyp">
            <text:p>Koha-Medientyp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type">
            <text:p>items.itype</text:p>
          </table:table-cell>
          <table:table-cell office:value-type="float" office:value="10">
            <text:p>10</text:p>
          </table:table-cell>
          <table:table-cell office:value-type="string" office:value="itemtypes">
            <text:p>itemtypes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52">
            <text:p>952</text:p>
          </table:table-cell>
          <table:table-cell office:value-type="string" office:value="z">
            <text:p>z</text:p>
          </table:table-cell>
          <table:table-cell office:value-type="string" office:value="OPAC-Notiz">
            <text:p>OPAC-Notiz</text:p>
          </table:table-cell>
          <table:table-cell office:value-type="string" office:value="OPAC-Notiz">
            <text:p>OPAC-Notiz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items.itemnotes">
            <text:p>items.itemnotes</text:p>
          </table:table-cell>
          <table:table-cell office:value-type="float" office:value="10">
            <text:p>1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99">
            <text:p>999</text:p>
          </table:table-cell>
          <table:table-cell office:value-type="string" office:value="a">
            <text:p>a</text:p>
          </table:table-cell>
          <table:table-cell office:value-type="string" office:value="Medientyp [OBSOLET]">
            <text:p>Medientyp [OBSOLET]</text:p>
          </table:table-cell>
          <table:table-cell office:value-type="string" office:value="Medientyp [OBSOLET]">
            <text:p>Medientyp [OBSOLET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99">
            <text:p>999</text:p>
          </table:table-cell>
          <table:table-cell office:value-type="string" office:value="b">
            <text:p>b</text:p>
          </table:table-cell>
          <table:table-cell office:value-type="string" office:value="Koha-DDC-Unterklasse [OBSOLET]">
            <text:p>Koha-DDC-Unterklasse [OBSOLET]</text:p>
          </table:table-cell>
          <table:table-cell office:value-type="string" office:value="Koha-DDC-Unterklasse [OBSOLET]">
            <text:p>Koha-DDC-Unterklasse [OBSOLET]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99">
            <text:p>999</text:p>
          </table:table-cell>
          <table:table-cell office:value-type="string" office:value="c">
            <text:p>c</text:p>
          </table:table-cell>
          <table:table-cell office:value-type="string" office:value="Koha-Biblionummer">
            <text:p>Koha-Biblionummer</text:p>
          </table:table-cell>
          <table:table-cell office:value-type="string" office:value="Koha-Biblionummer">
            <text:p>Koha-Biblionumm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.biblionumber">
            <text:p>biblio.biblionumber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999">
            <text:p>999</text:p>
          </table:table-cell>
          <table:table-cell office:value-type="string" office:value="d">
            <text:p>d</text:p>
          </table:table-cell>
          <table:table-cell office:value-type="string" office:value="Koha-Biblioitemnumber">
            <text:p>Koha-Biblioitemnumber</text:p>
          </table:table-cell>
          <table:table-cell office:value-type="string" office:value="Koha-Biblioitemnumber">
            <text:p>Koha-Biblioitem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biblioitemnumber">
            <text:p>biblioitems.biblioitemnumber</text:p>
          </table:table-cell>
          <table:table-cell office:value-type="float" office:value="-1">
            <text:p>-1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 office:value="SCHB">
            <text:p>SCHB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21-02-02T16:35:04</meta:creation-date>
    <dc:date>2021-02-02T16:35:04</dc:date>
    <dc:language>en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